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Table List</text:p>
          </table:table-cell>
          <table:table-cell office:value-type="string" calcext:value-type="string">
            <text:p>Table Typ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oring</text:p>
          </table:table-cell>
          <table:table-cell office:value-type="string" calcext:value-type="string">
            <text:p>Polymorph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assicScoring</text:p>
          </table:table-cell>
          <table:table-cell office:value-type="string" calcext:value-type="string">
            <text:p>Polymorph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waspScoring</text:p>
          </table:table-cell>
          <table:table-cell office:value-type="string" calcext:value-type="string">
            <text:p>Polymorph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eadScoring</text:p>
          </table:table-cell>
          <table:table-cell office:value-type="string" calcext:value-type="string">
            <text:p>Polymorph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vssScoring</text:p>
          </table:table-cell>
          <table:table-cell office:value-type="string" calcext:value-type="string">
            <text:p>Polymorph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Polymorph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tig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set_Application_Questionar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atative_Surve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tigation_Control_Questionari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able Description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isk</text:p>
          </table:table-cell>
          <table:table-cell table:number-columns-repeated="3"/>
          <table:table-cell table:style-name="ce1" office:value-type="string" calcext:value-type="string">
            <text:p>ClassicScoring</text:p>
          </table:table-cell>
          <table:table-cell table:number-columns-repeated="3"/>
          <table:table-cell table:style-name="ce1" office:value-type="string" calcext:value-type="string">
            <text:p>OwaspScoring</text:p>
          </table:table-cell>
          <table:table-cell table:number-columns-repeated="3"/>
          <table:table-cell table:style-name="ce1" office:value-type="string" calcext:value-type="string">
            <text:p>DreadSco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likelihoo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skill_level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damage_potential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risk_level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impac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motiv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reproducibility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risk_type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veloc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opportun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exploitability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vulner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siz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affected_users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awareness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discoverability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mitigato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intrusion_detec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ewe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ease_of_discover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ct_on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ease_of_exploi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risk</text:p>
          </table:table-cell>
          <table:table-cell office:value-type="string" calcext:value-type="string">
            <text:p>checkbox</text:p>
          </table:table-cell>
          <table:table-cell table:number-columns-repeated="6"/>
          <table:table-cell office:value-type="string" calcext:value-type="string">
            <text:p>owasp_loss_of_account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ew_date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string" calcext:value-type="string">
            <text:p>owasp_loss_of_avail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t_group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loss_of_confidentia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icable_asset_type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loss_of_integr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ability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privacy_viol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_id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non_complianc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artment_id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financial_dam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reputation_dam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_are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checkb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porate_policy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1" office:value-type="string" calcext:value-type="string">
            <text:p>CvssScor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et_Application_Questionarie_Id</text:p>
          </table:table-cell>
          <table:table-cell table:number-columns-repeated="3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_id</text:p>
          </table:table-cell>
          <table:table-cell office:value-type="string" calcext:value-type="string">
            <text:p>hidden_field</text:p>
          </table:table-cell>
          <table:table-cell table:number-columns-repeated="2"/>
          <table:table-cell office:value-type="string" calcext:value-type="string">
            <text:p>cvss_access_vecto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access_complex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authentic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conf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integ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avail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exploit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remediation_leve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report_confidenc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collateral_damage_potentia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target_distribu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confidential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integr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vss_availabil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48:25.643662952</meta:creation-date>
    <dc:date>2017-02-07T14:40:16.396683164</dc:date>
    <meta:editing-duration>PT22H51M29S</meta:editing-duration>
    <meta:editing-cycles>49</meta:editing-cycles>
    <meta:generator>LibreOffice/5.1.4.2$Linux_X86_64 LibreOffice_project/10m0$Build-2</meta:generator>
    <meta:document-statistic meta:table-count="1" meta:cell-count="161" meta:object-count="0"/>
  </office:meta>
</office:document-meta>
</file>